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4.23cm" table:align="left"/>
    </style:style>
    <style:style style:name="Tabla1.A" style:family="table-column">
      <style:table-column-properties style:column-width="1.154cm"/>
    </style:style>
    <style:style style:name="Tabla1.B" style:family="table-column">
      <style:table-column-properties style:column-width="3.076cm"/>
    </style:style>
    <style:style style:name="Tabla1.A1" style:family="table-cell">
      <style:table-cell-properties style:vertical-align="middle" fo:padding="0.049cm" fo:border="none"/>
    </style:style>
    <style:style style:name="P1" style:family="paragraph" style:parent-style-name="Heading_20_2">
      <style:paragraph-properties fo:break-before="page"/>
    </style:style>
    <style:style style:name="P2" style:family="paragraph" style:parent-style-name="Heading_20_3">
      <style:text-properties officeooo:rsid="00384eb3" officeooo:paragraph-rsid="0038b687"/>
    </style:style>
    <style:style style:name="P3" style:family="paragraph" style:parent-style-name="Heading_20_3">
      <style:text-properties officeooo:paragraph-rsid="00390058"/>
    </style:style>
    <style:style style:name="P4" style:family="paragraph" style:parent-style-name="Heading_20_3">
      <style:paragraph-properties fo:margin-left="0cm" fo:margin-right="0cm" fo:text-indent="0cm" style:auto-text-indent="false" fo:padding="0.049cm" fo:border="0.06pt solid #d9d9e3"/>
    </style:style>
    <style:style style:name="P5" style:family="paragraph" style:parent-style-name="Heading_20_3">
      <style:text-properties officeooo:paragraph-rsid="003904ba"/>
    </style:style>
    <style:style style:name="P6" style:family="paragraph" style:parent-style-name="Preformatted_20_Text" style:list-style-name="L7">
      <style:paragraph-properties fo:margin-top="0cm" fo:margin-bottom="0.499cm" style:contextual-spacing="false"/>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list-style-name="L9">
      <style:paragraph-properties fo:margin-top="0cm" fo:margin-bottom="0.499cm" style:contextual-spacing="false"/>
    </style:style>
    <style:style style:name="P9" style:family="paragraph" style:parent-style-name="Preformatted_20_Text" style:list-style-name="L14">
      <style:paragraph-properties fo:margin-top="0cm" fo:margin-bottom="0.499cm" style:contextual-spacing="false"/>
    </style:style>
    <style:style style:name="P10" style:family="paragraph" style:parent-style-name="Preformatted_20_Text" style:list-style-name="L15">
      <style:paragraph-properties fo:margin-top="0cm" fo:margin-bottom="0.499cm" style:contextual-spacing="false"/>
    </style:style>
    <style:style style:name="P11" style:family="paragraph" style:parent-style-name="Preformatted_20_Text" style:list-style-name="L18">
      <style:paragraph-properties fo:margin-top="0cm" fo:margin-bottom="0.499cm" style:contextual-spacing="false"/>
    </style:style>
    <style:style style:name="P12" style:family="paragraph" style:parent-style-name="Preformatted_20_Text" style:list-style-name="L21">
      <style:paragraph-properties fo:margin-top="0cm" fo:margin-bottom="0.499cm" style:contextual-spacing="false"/>
    </style:style>
    <style:style style:name="P13" style:family="paragraph" style:parent-style-name="Preformatted_20_Text" style:list-style-name="L24">
      <style:paragraph-properties fo:margin-top="0cm" fo:margin-bottom="0.499cm" style:contextual-spacing="false"/>
    </style:style>
    <style:style style:name="P14" style:family="paragraph" style:parent-style-name="Preformatted_20_Text" style:list-style-name="L27"/>
    <style:style style:name="P15" style:family="paragraph" style:parent-style-name="Preformatted_20_Text" style:list-style-name="L30"/>
    <style:style style:name="P16"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17" style:family="paragraph" style:parent-style-name="Preformatted_20_Text">
      <style:paragraph-properties fo:margin-left="0cm" fo:margin-right="0cm" fo:text-indent="0cm" style:auto-text-indent="false" fo:padding="0.049cm" fo:border="0.06pt solid #d9d9e3"/>
    </style:style>
    <style:style style:name="P18"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19" style:family="paragraph" style:parent-style-name="Preformatted_20_Text" style:list-style-name="L36">
      <style:paragraph-properties fo:margin-left="0cm" fo:margin-right="0cm" fo:text-indent="0cm" style:auto-text-indent="false" fo:padding="0.049cm" fo:border="0.06pt solid #d9d9e3"/>
      <style:text-properties loext:padding="0.049cm" loext:border="0.06pt solid #d9d9e3"/>
    </style:style>
    <style:style style:name="P20" style:family="paragraph" style:parent-style-name="Preformatted_20_Text">
      <style:paragraph-properties fo:padding="0.049cm" fo:border="0.06pt solid #d9d9e3"/>
    </style:style>
    <style:style style:name="P21" style:family="paragraph" style:parent-style-name="Preformatted_20_Text" style:list-style-name="L36">
      <style:paragraph-properties fo:margin-left="0cm" fo:margin-right="0cm" fo:margin-top="0cm" fo:margin-bottom="0.499cm" style:contextual-spacing="false" fo:text-indent="0cm" style:auto-text-indent="false" fo:padding="0.049cm" fo:border="0.06pt solid #d9d9e3"/>
    </style:style>
    <style:style style:name="P22" style:family="paragraph" style:parent-style-name="Text_20_body">
      <style:text-properties officeooo:rsid="00384eb3" officeooo:paragraph-rsid="00384eb3"/>
    </style:style>
    <style:style style:name="P23" style:family="paragraph" style:parent-style-name="Text_20_body">
      <style:text-properties officeooo:rsid="00384eb3" officeooo:paragraph-rsid="0038b687"/>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2">
      <style:paragraph-properties fo:margin-top="0cm" fo:margin-bottom="0cm" style:contextual-spacing="false"/>
      <style:text-properties officeooo:paragraph-rsid="00390058"/>
    </style:style>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8"/>
    <style:style style:name="P33" style:family="paragraph" style:parent-style-name="Text_20_body" style:list-style-name="L10"/>
    <style:style style:name="P34" style:family="paragraph" style:parent-style-name="Text_20_body" style:list-style-name="L10">
      <style:paragraph-properties fo:margin-top="0cm" fo:margin-bottom="0cm" style:contextual-spacing="false"/>
    </style:style>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2">
      <style:paragraph-properties fo:margin-top="0cm" fo:margin-bottom="0cm" style:contextual-spacing="false"/>
    </style:style>
    <style:style style:name="P38" style:family="paragraph" style:parent-style-name="Text_20_body" style:list-style-name="L13">
      <style:paragraph-properties fo:margin-top="0cm" fo:margin-bottom="0cm" style:contextual-spacing="false"/>
      <style:text-properties officeooo:paragraph-rsid="00390058"/>
    </style:style>
    <style:style style:name="P39" style:family="paragraph" style:parent-style-name="Text_20_body" style:list-style-name="L13">
      <style:text-properties officeooo:paragraph-rsid="00390058"/>
    </style:style>
    <style:style style:name="P40" style:family="paragraph" style:parent-style-name="Text_20_body">
      <style:text-properties officeooo:paragraph-rsid="00390058"/>
    </style:style>
    <style:style style:name="P41" style:family="paragraph" style:parent-style-name="Text_20_body" style:list-style-name="L14"/>
    <style:style style:name="P42" style:family="paragraph" style:parent-style-name="Text_20_body" style:list-style-name="L17"/>
    <style:style style:name="P43" style:family="paragraph" style:parent-style-name="Text_20_body" style:list-style-name="L20"/>
    <style:style style:name="P44" style:family="paragraph" style:parent-style-name="Text_20_body" style:list-style-name="L23"/>
    <style:style style:name="P45" style:family="paragraph" style:parent-style-name="Text_20_body" style:list-style-name="L26"/>
    <style:style style:name="P46" style:family="paragraph" style:parent-style-name="Text_20_body" style:list-style-name="L29"/>
    <style:style style:name="P47" style:family="paragraph" style:parent-style-name="Text_20_body" style:list-style-name="L32"/>
    <style:style style:name="P48" style:family="paragraph" style:parent-style-name="Text_20_body">
      <style:text-properties officeooo:paragraph-rsid="003904ba"/>
    </style:style>
    <style:style style:name="P49" style:family="paragraph" style:parent-style-name="Text_20_body">
      <style:paragraph-properties fo:margin-left="0cm" fo:margin-right="0cm" fo:text-indent="0cm" style:auto-text-indent="false" fo:padding="0.049cm" fo:border="0.06pt solid #d9d9e3"/>
    </style:style>
    <style:style style:name="P50" style:family="paragraph" style:parent-style-name="Text_20_body" style:list-style-name="L36">
      <style:paragraph-properties fo:margin-left="0cm" fo:margin-right="0cm" fo:margin-top="0cm" fo:margin-bottom="0cm" style:contextual-spacing="false" fo:text-indent="0cm" style:auto-text-indent="false" fo:padding="0.049cm" fo:border="0.06pt solid #d9d9e3"/>
    </style:style>
    <style:style style:name="P51" style:family="paragraph" style:parent-style-name="Text_20_body" style:list-style-name="L36">
      <style:paragraph-properties fo:margin-left="0cm" fo:margin-right="0cm" fo:text-indent="0cm" style:auto-text-indent="false" fo:padding="0.049cm" fo:border="0.06pt solid #d9d9e3"/>
    </style:style>
    <style:style style:name="P52" style:family="paragraph" style:parent-style-name="Text_20_body" style:list-style-name="L37">
      <style:paragraph-properties fo:margin-left="0cm" fo:margin-right="0cm" fo:margin-top="0cm" fo:margin-bottom="0cm" style:contextual-spacing="false" fo:text-indent="0cm" style:auto-text-indent="false" fo:padding="0.049cm" fo:border="0.06pt solid #d9d9e3"/>
    </style:style>
    <style:style style:name="P53" style:family="paragraph" style:parent-style-name="Text_20_body" style:list-style-name="L37">
      <style:paragraph-properties fo:margin-left="0cm" fo:margin-right="0cm" fo:text-indent="0cm" style:auto-text-indent="false" fo:padding="0.049cm" fo:border="0.06pt solid #d9d9e3"/>
    </style:style>
    <style:style style:name="P54" style:family="paragraph" style:parent-style-name="Text_20_body" style:list-style-name="L38">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382d14"/>
    </style:style>
    <style:style style:name="T3" style:family="text">
      <style:text-properties loext:padding="0.049cm" loext:border="0.06pt solid #e5e7eb"/>
    </style:style>
    <style:style style:name="T4" style:family="text">
      <style:text-properties officeooo:rsid="003904ba" loext:padding="0.049cm" loext:border="0.06pt solid #e5e7eb"/>
    </style:style>
    <style:style style:name="T5" style:family="text">
      <style:text-properties officeooo:rsid="003904ba"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2">3</text:span><text:line-break/><text:span text:style-name="T2">SELINUX</text:span></text:p>
      <text:p text:style-name="Text_20_body"/>
      <text:p text:style-name="P22">Documentación Red Hat 9</text:p>
      <text:p text:style-name="P22"><text:a xlink:type="simple" xlink:href="https://access.redhat.com/documentation/es-es/red_hat_enterprise_linux/9/html-single/using_selinux/index" text:style-name="Internet_20_link" text:visited-style-name="Visited_20_Internet_20_Link">https://access.redhat.com/documentation/es-es/red_hat_enterprise_linux/9/html-single/using_selinux/index</text:a></text:p>
      <text:h text:style-name="P2" text:outline-level="3"><text:span text:style-name="Source_20_Text"><text:span text:style-name="T3">¿Qué es SELinux?</text:span></text:span></text:h>
      <text:p text:style-name="Text_20_body">SELinux es un módulo del núcleo de Linux que implementa el modelo de seguridad de control de acceso obligatorio (MAC). En lugar de permitir que los usuarios y procesos controlen el acceso a los recursos del sistema, SELinux impone políticas de seguridad de forma más rigurosa y precisa.</text:p>
      <text:h text:style-name="Heading_20_3" text:outline-level="3">Utilidad y Cómo Protege el Sistema:</text:h>
      <text:list text:style-name="L1">
        <text:list-item>
          <text:p text:style-name="P24"><text:span text:style-name="Strong_20_Emphasis">Prevención de Escalada de Privilegios:</text:span> SELinux reduce el riesgo de escalada de privilegios al limitar las acciones que los procesos pueden realizar, incluso si se ejecutan con privilegios elevados.</text:p>
        </text:list-item>
        <text:list-item>
          <text:p text:style-name="P24"><text:span text:style-name="Strong_20_Emphasis">Aislamiento de Procesos:</text:span> SELinux ayuda a evitar que un proceso comprometido afecte a otros procesos o recursos del sistema, ya que cada proceso tiene políticas de acceso más restringidas.</text:p>
        </text:list-item>
        <text:list-item>
          <text:p text:style-name="P24"><text:span text:style-name="Strong_20_Emphasis">Aplicación de Políticas de Seguridad:</text:span> Permite a los administradores definir políticas de seguridad detalladas para determinar qué acciones pueden realizar los procesos y usuarios en el sistema.</text:p>
        </text:list-item>
      </text:list>
      <text:h text:style-name="Heading_20_3" text:outline-level="3"/>
      <text:p text:style-name="P23"><text:span text:style-name="Source_20_Text"><text:span text:style-name="T3">En SELinux, los "contextos" son una parte esencial del modelo de seguridad y se utilizan para asignar etiquetas a objetos del sistema (como archivos, procesos y puertos de red). Estos contextos definen las reglas de acceso y el nivel de seguridad para cada objeto. Hay varios elementos clave dentro de un contexto en SELinux, que incluyen usuario, rol, tipo y nivel de seguridad.</text:span></text:span></text:p>
      <text:h text:style-name="Heading_20_3" text:outline-level="3">Elementos del Contexto:</text:h>
      <text:list text:style-name="L4">
        <text:list-item>
          <text:p text:style-name="P29"><text:span text:style-name="Strong_20_Emphasis">Usuario (</text:span><text:span text:style-name="Source_20_Text">user</text:span><text:span text:style-name="Strong_20_Emphasis">):</text:span> Representa el usuario de SELinux al que pertenece el objeto. No se refiere al usuario del sistema, sino al usuario de SELinux.</text:p>
        </text:list-item>
        <text:list-item>
          <text:p text:style-name="P29"><text:span text:style-name="Strong_20_Emphasis">Rol (</text:span><text:span text:style-name="Source_20_Text">role</text:span><text:span text:style-name="Strong_20_Emphasis">):</text:span> Indica la función o el papel del proceso o recurso en el sistema. Específicamente, describe el conjunto de permisos que tiene el objeto.</text:p>
        </text:list-item>
        <text:list-item>
          <text:p text:style-name="P29"><text:soft-page-break/><text:span text:style-name="Strong_20_Emphasis">Tipo (</text:span><text:span text:style-name="Source_20_Text">type</text:span><text:span text:style-name="Strong_20_Emphasis">):</text:span> Especifica la categoría del objeto. Define cómo puede interactuar el objeto con otros objetos en el sistema y qué acciones puede realizar.</text:p>
        </text:list-item>
        <text:list-item>
          <text:p text:style-name="P29"><text:span text:style-name="Strong_20_Emphasis">Nivel de Seguridad (</text:span><text:span text:style-name="Source_20_Text">level</text:span><text:span text:style-name="Strong_20_Emphasis">):</text:span> Se utiliza para clasificar la sensibilidad relativa de la información en el objeto. Puede ser útil en entornos donde se manejan datos clasificados.</text:p>
        </text:list-item>
      </text:list>
      <text:p text:style-name="Text_20_body">El "nivel de seguridad" en SELinux se refiere a la clasificación de la sensibilidad relativa de la información en un objeto. En SELinux, el nivel de seguridad se representa mediante una letra seguida de un número. La letra indica la sensibilidad, y el número indica el nivel relativo de la información.</text:p>
      <text:p text:style-name="Text_20_body">Algunos valores comunes para el nivel de seguridad en SELinux:</text:p>
      <table:table table:name="Tabla1" table:style-name="Tabla1">
        <table:table-column table:style-name="Tabla1.A"/>
        <table:table-column table:style-name="Tabla1.B"/>
        <table:table-header-rows>
          <table:table-row>
            <table:table-cell table:style-name="Tabla1.A1" office:value-type="string">
              <text:p text:style-name="Table_20_Heading">Nivel</text:p>
            </table:table-cell>
            <table:table-cell table:style-name="Tabla1.A1" office:value-type="string">
              <text:p text:style-name="Table_20_Heading">Descripción</text:p>
            </table:table-cell>
          </table:table-row>
        </table:table-header-rows>
        <table:table-row>
          <table:table-cell table:style-name="Tabla1.A1" office:value-type="string">
            <text:p text:style-name="Table_20_Contents">s0</text:p>
          </table:table-cell>
          <table:table-cell table:style-name="Tabla1.A1" office:value-type="string">
            <text:p text:style-name="Table_20_Contents">No confidencial</text:p>
          </table:table-cell>
        </table:table-row>
        <table:table-row>
          <table:table-cell table:style-name="Tabla1.A1" office:value-type="string">
            <text:p text:style-name="Table_20_Contents">s1</text:p>
          </table:table-cell>
          <table:table-cell table:style-name="Tabla1.A1" office:value-type="string">
            <text:p text:style-name="Table_20_Contents">Confidencial</text:p>
          </table:table-cell>
        </table:table-row>
        <table:table-row>
          <table:table-cell table:style-name="Tabla1.A1" office:value-type="string">
            <text:p text:style-name="Table_20_Contents">s2</text:p>
          </table:table-cell>
          <table:table-cell table:style-name="Tabla1.A1" office:value-type="string">
            <text:p text:style-name="Table_20_Contents">Secreto</text:p>
          </table:table-cell>
        </table:table-row>
        <table:table-row>
          <table:table-cell table:style-name="Tabla1.A1" office:value-type="string">
            <text:p text:style-name="Table_20_Contents">s3</text:p>
          </table:table-cell>
          <table:table-cell table:style-name="Tabla1.A1" office:value-type="string">
            <text:p text:style-name="Table_20_Contents">Muy Secreto</text:p>
          </table:table-cell>
        </table:table-row>
        <table:table-row>
          <table:table-cell table:style-name="Tabla1.A1" office:value-type="string">
            <text:p text:style-name="Table_20_Contents">s4</text:p>
          </table:table-cell>
          <table:table-cell table:style-name="Tabla1.A1" office:value-type="string">
            <text:p text:style-name="Table_20_Contents">Reservado</text:p>
          </table:table-cell>
        </table:table-row>
        <table:table-row>
          <table:table-cell table:style-name="Tabla1.A1" office:value-type="string">
            <text:p text:style-name="Table_20_Contents">s5</text:p>
          </table:table-cell>
          <table:table-cell table:style-name="Tabla1.A1" office:value-type="string">
            <text:p text:style-name="Table_20_Contents">Muy Reservado</text:p>
          </table:table-cell>
        </table:table-row>
        <table:table-row>
          <table:table-cell table:style-name="Tabla1.A1" office:value-type="string">
            <text:p text:style-name="Table_20_Contents">s6</text:p>
          </table:table-cell>
          <table:table-cell table:style-name="Tabla1.A1" office:value-type="string">
            <text:p text:style-name="Table_20_Contents">Controlado</text:p>
          </table:table-cell>
        </table:table-row>
        <table:table-row>
          <table:table-cell table:style-name="Tabla1.A1" office:value-type="string">
            <text:p text:style-name="Table_20_Contents">s7</text:p>
          </table:table-cell>
          <table:table-cell table:style-name="Tabla1.A1" office:value-type="string">
            <text:p text:style-name="Table_20_Contents">Muy Controlado</text:p>
          </table:table-cell>
        </table:table-row>
      </table:table>
      <text:p text:style-name="Text_20_body"/>
      <text:p text:style-name="Text_20_body">Estos niveles representan una escala de sensibilidad de la información, donde <text:span text:style-name="Source_20_Text">s0</text:span> es el nivel más bajo (información no confidencial) y <text:span text:style-name="Source_20_Text">s7</text:span> es el nivel más alto (información muy controlada).</text:p>
      <text:p text:style-name="Text_20_body"/>
      <text:h text:style-name="Heading_20_3" text:outline-level="3">Usuarios Confinados y No Confinados:</text:h>
      <text:list text:style-name="L5">
        <text:list-item>
          <text:p text:style-name="P30"><text:span text:style-name="Strong_20_Emphasis">Usuarios Confinados (</text:span><text:span text:style-name="Source_20_Text">unconfined</text:span><text:span text:style-name="Strong_20_Emphasis">):</text:span> Son usuarios y procesos que operan sin restricciones y no están sujetos a políticas de SELinux de manera estricta. Los usuarios confinados pueden tener más flexibilidad, pero también pueden representar un riesgo si son comprometidos.</text:p>
        </text:list-item>
        <text:list-item>
          <text:p text:style-name="P30"><text:span text:style-name="Strong_20_Emphasis">Usuarios No Confinados (</text:span><text:span text:style-name="Source_20_Text">confined</text:span><text:span text:style-name="Strong_20_Emphasis">):</text:span> Estos usuarios y procesos están sujetos a políticas de SELinux más estrictas. Se definen por sus roles y tipos, lo que limita sus acciones y acceso a recursos del sistema.</text:p>
        </text:list-item>
      </text:list>
      <text:h text:style-name="Heading_20_3" text:outline-level="3">Ejemplos:</text:h>
      <text:list text:style-name="L6">
        <text:list-item>
          <text:p text:style-name="P31"><text:span text:style-name="Strong_20_Emphasis">Contexto de un Archivo:</text:span></text:p>
        </text:list-item>
      </text:list>
      <text:list text:style-name="L7">
        <text:list-item>
          <text:p text:style-name="P6"><text:span text:style-name="Source_20_Text">user:role:type:level</text:span></text:p>
        </text:list-item>
      </text:list>
      <text:list text:style-name="L8">
        <text:list-item>
          <text:p text:style-name="P32"><text:span text:style-name="Strong_20_Emphasis">Contexto de un Proceso:</text:span></text:p>
        </text:list-item>
      </text:list>
      <text:list text:style-name="L9">
        <text:list-item>
          <text:p text:style-name="P8"><text:span text:style-name="Source_20_Text">user:role:type:s0</text:span></text:p>
        </text:list-item>
      </text:list>
      <text:p text:style-name="Text_20_body">En un contexto de archivo, por ejemplo, podrías tener algo como <text:span text:style-name="Source_20_Text">system_u:object_r:httpd_config_t:s0</text:span>, donde:</text:p>
      <text:list text:style-name="L10">
        <text:list-item>
          <text:p text:style-name="P34"><text:soft-page-break/><text:span text:style-name="Source_20_Text">system_u</text:span> es el usuario de SELinux.</text:p>
        </text:list-item>
        <text:list-item>
          <text:p text:style-name="P34"><text:span text:style-name="Source_20_Text">object_r</text:span> es el rol.</text:p>
        </text:list-item>
        <text:list-item>
          <text:p text:style-name="P34"><text:span text:style-name="Source_20_Text">httpd_config_t</text:span> es el tipo.</text:p>
        </text:list-item>
        <text:list-item>
          <text:p text:style-name="P33"><text:span text:style-name="Source_20_Text">s0</text:span> es el nivel de seguridad.</text:p>
        </text:list-item>
      </text:list>
      <text:h text:style-name="Heading_20_3" text:outline-level="3">Usuarios, Roles y Tipos:</text:h>
      <text:list text:style-name="L11">
        <text:list-item>
          <text:p text:style-name="P35"><text:span text:style-name="Strong_20_Emphasis">Usuarios (</text:span><text:span text:style-name="Source_20_Text">seinfo -u</text:span><text:span text:style-name="Strong_20_Emphasis">):</text:span> Muestra los usuarios de SELinux definidos en el sistema.</text:p>
        </text:list-item>
        <text:list-item>
          <text:p text:style-name="P35"><text:span text:style-name="Strong_20_Emphasis">Roles (</text:span><text:span text:style-name="Source_20_Text">seinfo -r</text:span><text:span text:style-name="Strong_20_Emphasis">):</text:span> Muestra los roles de SELinux definidos en el sistema.</text:p>
        </text:list-item>
        <text:list-item>
          <text:p text:style-name="P35"><text:span text:style-name="Strong_20_Emphasis">Tipos (</text:span><text:span text:style-name="Source_20_Text">seinfo -t</text:span><text:span text:style-name="Strong_20_Emphasis">):</text:span> Muestra los tipos de SELinux definidos en el sistema.</text:p>
        </text:list-item>
      </text:list>
      <text:h text:style-name="Heading_20_3" text:outline-level="3">Comandos Relacionados:</text:h>
      <text:list text:style-name="L12">
        <text:list-item>
          <text:p text:style-name="P37"><text:span text:style-name="Source_20_Text">id -Z</text:span>: Muestra el contexto de seguridad del usuario actual.</text:p>
        </text:list-item>
        <text:list-item>
          <text:p text:style-name="P37"><text:span text:style-name="Source_20_Text">ls -Z</text:span>: Muestra los contextos de seguridad de los archivos.</text:p>
        </text:list-item>
        <text:list-item>
          <text:p text:style-name="P36"><text:span text:style-name="Source_20_Text">ps -eZ</text:span>: Muestra los contextos de seguridad de los procesos en ejecución.</text:p>
        </text:list-item>
      </text:list>
      <text:h text:style-name="P3" text:outline-level="3">Comandos para Administración:</text:h>
      <text:p text:style-name="Text_20_body"><text:span text:style-name="Source_20_Text">sestatus</text:span><text:span text:style-name="Strong_20_Emphasis">:</text:span></text:p>
      <text:list text:style-name="L14">
        <text:list-item>
          <text:list>
            <text:list-item>
              <text:p text:style-name="P41">Muestra el estado actual de SELinux.</text:p>
            </text:list-item>
          </text:list>
          <text:p text:style-name="P9"/>
        </text:list-item>
      </text:list>
      <text:list text:style-name="L15">
        <text:list-item>
          <text:p text:style-name="P10"><text:span text:style-name="Source_20_Text">sestatus</text:span></text:p>
        </text:list-item>
      </text:list>
      <text:p text:style-name="Text_20_body"><text:span text:style-name="Source_20_Text">getenforce</text:span><text:span text:style-name="Strong_20_Emphasis">:</text:span></text:p>
      <text:list text:style-name="L17">
        <text:list-item>
          <text:p text:style-name="P42">Muestra el modo de ejecución actual de SELinux (Enforcing, Permissive o Disabled).</text:p>
        </text:list-item>
      </text:list>
      <text:p text:style-name="P7"/>
      <text:list text:style-name="L18">
        <text:list-item>
          <text:p text:style-name="P11"><text:span text:style-name="Source_20_Text">getenforce</text:span></text:p>
        </text:list-item>
      </text:list>
      <text:p text:style-name="Text_20_body"><text:span text:style-name="Source_20_Text">setenforce</text:span><text:span text:style-name="Strong_20_Emphasis"> (temporal) o </text:span><text:span text:style-name="Source_20_Text">semanage permissive</text:span><text:span text:style-name="Strong_20_Emphasis"> (permite errores temporales sin aplicar políticas estrictas):</text:span></text:p>
      <text:list text:style-name="L20">
        <text:list-item>
          <text:p text:style-name="P43">Cambia temporalmente el modo de ejecución de SELinux a "Permissive".</text:p>
        </text:list-item>
      </text:list>
      <text:p text:style-name="P7"/>
      <text:p text:style-name="P7"><text:span text:style-name="Source_20_Text">setenforce 0 <text:s/># Cambiar a modo Permissive</text:span></text:p>
      <text:p text:style-name="Text_20_body">o</text:p>
      <text:p text:style-name="P7"/>
      <text:list text:style-name="L21">
        <text:list-item>
          <text:p text:style-name="P12"><text:span text:style-name="Source_20_Text">semanage permissive -a tu_usuario <text:s/># Permitir modo Permissive para un usuario específico</text:span></text:p>
        </text:list-item>
      </text:list>
      <text:p text:style-name="Text_20_body"><text:span text:style-name="Source_20_Text">chcon</text:span><text:span text:style-name="Strong_20_Emphasis">:</text:span></text:p>
      <text:list text:style-name="L23">
        <text:list-item>
          <text:p text:style-name="P44">Cambia el contexto de seguridad de archivos o directorios.</text:p>
        </text:list-item>
      </text:list>
      <text:p text:style-name="P7"><text:soft-page-break/></text:p>
      <text:list text:style-name="L24">
        <text:list-item>
          <text:p text:style-name="P13"><text:span text:style-name="Source_20_Text">chcon -t nuevo_tipo_contexto /ruta/al/archivo_o_directorio</text:span></text:p>
        </text:list-item>
      </text:list>
      <text:p text:style-name="Text_20_body"><text:span text:style-name="Source_20_Text">semanage</text:span><text:span text:style-name="Strong_20_Emphasis">:</text:span></text:p>
      <text:list text:style-name="L26">
        <text:list-item>
          <text:p text:style-name="P45">Utilizado para gestionar políticas de SELinux, como la configuración de contextos de seguridad predeterminados.</text:p>
        </text:list-item>
      </text:list>
      <text:p text:style-name="P7"/>
      <text:list text:style-name="L27">
        <text:list-item>
          <text:p text:style-name="P14"><text:span text:style-name="Source_20_Text">semanage user -l <text:s/># Listar usuarios de SELinux</text:span></text:p>
        </text:list-item>
      </text:list>
      <text:p text:style-name="P7"><text:span text:style-name="Source_20_Text">semanage login -l <text:s/># Listar configuración de usuarios de SELinux</text:span></text:p>
      <text:p text:style-name="Text_20_body"><text:span text:style-name="Source_20_Text">restorecon</text:span><text:span text:style-name="Strong_20_Emphasis">:</text:span></text:p>
      <text:list text:style-name="L32">
        <text:list-item>
          <text:p text:style-name="P47">Restaura los contextos de seguridad de archivos y directorios.</text:p>
        </text:list-item>
      </text:list>
      <text:p text:style-name="P7"/>
      <text:p text:style-name="P7"><text:span text:style-name="Source_20_Text">restorecon -Rv /ruta/al/archivo_o_directorio</text:span></text:p>
      <text:p text:style-name="P40"/>
      <text:h text:style-name="P3" text:outline-level="3">Archivos Implicados en la Configuración:</text:h>
      <text:list text:style-name="L13">
        <text:list-item>
          <text:p text:style-name="P38"><text:span text:style-name="Source_20_Text">/etc/selinux/config</text:span>: Archivo de configuración principal que define el modo de ejecución predeterminado y otras opciones.</text:p>
        </text:list-item>
        <text:list-item>
          <text:p text:style-name="P38"><text:span text:style-name="Source_20_Text">/etc/selinux/targeted/</text:span>: Carpeta que contiene las políticas de SELinux para el modo "targeted".</text:p>
        </text:list-item>
        <text:list-item>
          <text:p text:style-name="P39"><text:span text:style-name="Source_20_Text"><text:span text:style-name="T3">/etc/selinux/semanage.conf: Configuración específica para el comando semanage.</text:span></text:span></text:p>
        </text:list-item>
      </text:list>
      <text:p text:style-name="P40"><text:span text:style-name="Source_20_Text"><text:span text:style-name="Strong_20_Emphasis"><text:span text:style-name="T1">getsebool:</text:span></text:span></text:span></text:p>
      <text:list text:style-name="L36">
        <text:list-item>
          <text:list>
            <text:list-item>
              <text:p text:style-name="P50"><text:span text:style-name="Strong_20_Emphasis"><text:span text:style-name="T1">Definición:</text:span></text:span> Este comando se utiliza para obtener el valor de un booleano SELinux.</text:p>
            </text:list-item>
            <text:list-item>
              <text:p text:style-name="P50"><text:span text:style-name="Strong_20_Emphasis"><text:span text:style-name="T1">Valores booleanos:</text:span></text:span> Los valores booleanos son parámetros que controlan aspectos específicos de la política SELinux. Tienen dos estados posibles: activado (<text:span text:style-name="Source_20_Text"><text:span text:style-name="T1">on</text:span></text:span>) o desactivado (<text:span text:style-name="Source_20_Text"><text:span text:style-name="T1">off</text:span></text:span>).</text:p>
            </text:list-item>
            <text:list-item>
              <text:p text:style-name="P51"><text:span text:style-name="Strong_20_Emphasis"><text:span text:style-name="T1">Uso:</text:span></text:span> <text:span text:style-name="Source_20_Text"><text:span text:style-name="T1">getsebool nombre_del_booleano</text:span></text:span></text:p>
            </text:list-item>
          </text:list>
          <text:p text:style-name="P51"><text:span text:style-name="Strong_20_Emphasis"><text:span text:style-name="T1">Ejemplo:</text:span></text:span></text:p>
          <text:p text:style-name="P19"/>
          <text:p text:style-name="P21"><text:span text:style-name="Source_20_Text"><text:span text:style-name="T1">getsebool httpd_can_network_connect</text:span></text:span></text:p>
        </text:list-item>
        <text:list-item>
          <text:p text:style-name="P51"><text:span text:style-name="Strong_20_Emphasis"><text:span text:style-name="Source_20_Text"><text:span text:style-name="T1">setsebool</text:span></text:span></text:span><text:span text:style-name="Strong_20_Emphasis"><text:span text:style-name="T1">:</text:span></text:span></text:p>
          <text:list>
            <text:list-item>
              <text:p text:style-name="P50"><text:span text:style-name="Strong_20_Emphasis"><text:span text:style-name="T1">Definición:</text:span></text:span> Se utiliza para cambiar el valor de un booleano SELinux.</text:p>
            </text:list-item>
            <text:list-item>
              <text:p text:style-name="P50"><text:span text:style-name="Strong_20_Emphasis"><text:span text:style-name="T1">Valores booleanos:</text:span></text:span> Al ser modificados, los booleanos pueden cambiar el comportamiento de SELinux para adaptarse a los requisitos de seguridad.</text:p>
            </text:list-item>
            <text:list-item>
              <text:p text:style-name="P51"><text:soft-page-break/><text:span text:style-name="Strong_20_Emphasis"><text:span text:style-name="T1">Uso:</text:span></text:span> <text:span text:style-name="Source_20_Text"><text:span text:style-name="T1">setsebool -P nombre_del_booleano [on | off]</text:span></text:span></text:p>
            </text:list-item>
          </text:list>
          <text:p text:style-name="P51"><text:span text:style-name="Strong_20_Emphasis"><text:span text:style-name="T1">Ejemplo:</text:span></text:span></text:p>
          <text:p text:style-name="P19"/>
          <text:p text:style-name="P21"><text:span text:style-name="Source_20_Text"><text:span text:style-name="T1">setsebool -P httpd_can_network_connect on</text:span></text:span></text:p>
        </text:list-item>
      </text:list>
      <text:p text:style-name="P49"><text:span text:style-name="Strong_20_Emphasis"><text:span text:style-name="T1">Valores Booleanos SELinux:</text:span></text:span> Los valores booleanos son configuraciones que pueden activarse o desactivarse. Controlan políticas específicas de SELinux y permiten adaptar el comportamiento del sistema a las necesidades de seguridad. Por ejemplo, <text:span text:style-name="Source_20_Text"><text:span text:style-name="T1">httpd_can_network_connect</text:span></text:span> controla si los servidores web pueden realizar conexiones de red.</text:p>
      <text:p text:style-name="P49"><text:span text:style-name="Strong_20_Emphasis"><text:span text:style-name="T1">Para qué sirven:</text:span></text:span> Estos comandos y los valores booleanos asociados son herramientas para gestionar las políticas de seguridad de SELinux de manera más granular. Permiten ajustar el comportamiento de SELinux según los requisitos de seguridad específicos de un sistema.</text:p>
      <text:p text:style-name="P49"><text:span text:style-name="Strong_20_Emphasis"><text:span text:style-name="Source_20_Text"><text:span text:style-name="T1">setroubleshoot</text:span></text:span></text:span><text:span text:style-name="Strong_20_Emphasis"><text:span text:style-name="T1">:</text:span></text:span></text:p>
      <text:list text:style-name="L37">
        <text:list-item>
          <text:p text:style-name="P52"><text:span text:style-name="Strong_20_Emphasis"><text:span text:style-name="T1">Definición:</text:span></text:span> Este comando está relacionado con el conjunto de herramientas SELinux Troubleshoot. Proporciona información detallada sobre eventos y problemas relacionados con SELinux.</text:p>
        </text:list-item>
        <text:list-item>
          <text:p text:style-name="P53"><text:span text:style-name="Strong_20_Emphasis"><text:span text:style-name="T1">Uso:</text:span></text:span> <text:span text:style-name="Source_20_Text"><text:span text:style-name="T1">setroubleshoot [opciones]</text:span></text:span></text:p>
        </text:list-item>
      </text:list>
      <text:p text:style-name="P49"><text:span text:style-name="Strong_20_Emphasis"><text:span text:style-name="T1">Ejemplo:</text:span></text:span></text:p>
      <text:p text:style-name="P18"/>
      <text:p text:style-name="P16"><text:span text:style-name="Source_20_Text"><text:span text:style-name="T1">setroubleshoot</text:span></text:span></text:p>
      <text:p text:style-name="P49"><text:span text:style-name="Strong_20_Emphasis"><text:span text:style-name="T1">Para qué sirve:</text:span></text:span></text:p>
      <text:list text:style-name="L38">
        <text:list-item>
          <text:p text:style-name="P54"><text:span text:style-name="Source_20_Text"><text:span text:style-name="T1">setroubleshoot</text:span></text:span> facilita la identificación y resolución de problemas relacionados con SELinux. Proporciona informes detallados y sugerencias para corregir posibles violaciones de política SELinux.</text:p>
        </text:list-item>
      </text:list>
      <text:p text:style-name="P40"><text:span text:style-name="Source_20_Text"><text:span text:style-name="T3"/></text:span></text:p>
      <text:h text:style-name="P1" text:outline-level="2"><text:span text:style-name="Source_20_Text">Ejercicio: comprobación del uso del etiquetado. <text:line-break/></text:span></text:h>
      <text:h text:style-name="P5" text:outline-level="3"><text:span text:style-name="Source_20_Text"><text:span text:style-name="T4">1. Instalar </text:span></text:span><text:span text:style-name="Source_20_Text"><text:span text:style-name="T5">httpd</text:span></text:span><text:span text:style-name="Source_20_Text"><text:span text:style-name="T4"> y verificar el contexto de </text:span></text:span><text:span text:style-name="Source_20_Text"><text:span text:style-name="T5">/var/www/html</text:span></text:span><text:span text:style-name="Source_20_Text"><text:span text:style-name="T4">:</text:span></text:span></text:h>
      <text:p text:style-name="P18"/>
      <text:p text:style-name="P17"><text:span text:style-name="Source_20_Text"><text:span text:style-name="T1">sudo dnf install httpd <text:s text:c="5"/># O sudo apt-get install apache2 en sistemas basados en Debian/Ubuntu</text:span></text:span></text:p>
      <text:p text:style-name="P20"><text:span text:style-name="Source_20_Text"><text:span text:style-name="T1">sudo systemctl start httpd</text:span></text:span></text:p>
      <text:p text:style-name="P17"><text:span text:style-name="Source_20_Text"><text:span text:style-name="T1">sudo systemctl enable httpd</text:span></text:span></text:p>
      <text:p text:style-name="P20"/>
      <text:p text:style-name="P17"><text:span text:style-name="Source_20_Text"><text:span text:style-name="T1"># Verificar el contexto del directorio /var/www/html</text:span></text:span></text:p>
      <text:p text:style-name="P16"><text:span text:style-name="Source_20_Text"><text:span text:style-name="T1">ls -Z /var/www/html</text:span></text:span></text:p>
      <text:h text:style-name="P4" text:outline-level="3">2. Crear un archivo <text:span text:style-name="Source_20_Text"><text:span text:style-name="T1">index.html</text:span></text:span> en <text:span text:style-name="Source_20_Text"><text:span text:style-name="T1">/var/www/html</text:span></text:span>:</text:h>
      <text:p text:style-name="P18"/>
      <text:p text:style-name="P16"><text:span text:style-name="Source_20_Text"><text:span text:style-name="T1">echo "&lt;h1&gt;Legible&lt;/h1&gt;" | sudo tee /var/www/html/index.html</text:span></text:span></text:p>
      <text:h text:style-name="P4" text:outline-level="3">3. Crear un archivo <text:span text:style-name="Source_20_Text"><text:span text:style-name="T1">indes.html</text:span></text:span> en el directorio home del usuario:</text:h>
      <text:p text:style-name="P18"/>
      <text:p text:style-name="P16"><text:span text:style-name="Source_20_Text"><text:span text:style-name="T1">echo "No es legible" &gt; ~/indes.html</text:span></text:span></text:p>
      <text:h text:style-name="P4" text:outline-level="3">4. Verificar el contexto del archivo <text:span text:style-name="Source_20_Text"><text:span text:style-name="T1">indes.html</text:span></text:span> en el directorio home del usuario:</text:h>
      <text:p text:style-name="P18"/>
      <text:p text:style-name="P16"><text:span text:style-name="Source_20_Text"><text:span text:style-name="T1">ls -Z ~/indes.html</text:span></text:span></text:p>
      <text:h text:style-name="P4" text:outline-level="3">5. Copiar <text:span text:style-name="Source_20_Text"><text:span text:style-name="T1">indes.html</text:span></text:span> a <text:span text:style-name="Source_20_Text"><text:span text:style-name="T1">/var/www/html</text:span></text:span> con la opción <text:span text:style-name="Source_20_Text"><text:span text:style-name="T1">-a</text:span></text:span>:</text:h>
      <text:p text:style-name="P18"/>
      <text:p text:style-name="P16"><text:span text:style-name="Source_20_Text"><text:span text:style-name="T1">sudo cp -a ~/indes.html /var/www/html/</text:span></text:span></text:p>
      <text:h text:style-name="P4" text:outline-level="3">6. Verificar que <text:span text:style-name="Source_20_Text"><text:span text:style-name="T1">curl /var/www/indes.html</text:span></text:span> da permiso denegado:</text:h>
      <text:p text:style-name="P18"/>
      <text:p text:style-name="P16"><text:span text:style-name="Source_20_Text"><text:span text:style-name="T1">curl http://localhost/indes.html</text:span></text:span></text:p>
      <text:p text:style-name="P49">Este paso debería mostrar un mensaje de "Permiso denegado" ya que el contexto de SELinux para <text:span text:style-name="Source_20_Text"><text:span text:style-name="T1">indes.html</text:span></text:span> no permite que Apache lo lea.</text:p>
      <text:h text:style-name="P4" text:outline-level="3">7. Cambiar el contexto con <text:span text:style-name="Source_20_Text"><text:span text:style-name="T1">chcon</text:span></text:span>:</text:h>
      <text:p text:style-name="P18"/>
      <text:p text:style-name="P16"><text:span text:style-name="Source_20_Text"><text:span text:style-name="T1">sudo chcon -t httpd_sys_content_t /var/www/html/indes.html</text:span></text:span></text:p>
      <text:h text:style-name="P4" text:outline-level="3"><text:soft-page-break/>8. Verificar que ahora se puede leer con <text:span text:style-name="Source_20_Text"><text:span text:style-name="T1">curl</text:span></text:span>:</text:h>
      <text:p text:style-name="P18"/>
      <text:p text:style-name="P16"><text:span text:style-name="Source_20_Text"><text:span text:style-name="T1">curl http://localhost/indes.html</text:span></text:span></text:p>
      <text:p text:style-name="P49">Ahora deberías poder ver el contenido de <text:span text:style-name="Source_20_Text"><text:span text:style-name="T1">indes.html</text:span></text:span> en el navegador o con <text:span text:style-name="Source_20_Text"><text:span text:style-name="T1">curl</text:span></text:span>, ya que hemos cambiado el contexto de SELinux para permitir al servidor web Apache leer el archivo.</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2-01T00:07:52.690386891</dc:date>
    <meta:editing-duration>PT23H36M6S</meta:editing-duration>
    <meta:editing-cycles>39</meta:editing-cycles>
    <meta:generator>LibreOffice/7.6.2.1$Linux_X86_64 LibreOffice_project/56f7684011345957bbf33a7ee678afaf4d2ba333</meta:generator>
    <meta:document-statistic meta:table-count="1" meta:image-count="0" meta:object-count="0" meta:page-count="7" meta:paragraph-count="129" meta:word-count="1261" meta:character-count="8391" meta:non-whitespace-character-count="7299"/>
  </office:meta>
</office:document-meta>
</file>